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0800000008DD0ADA2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cfe7f5" draw:fill-image-name="Empty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397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6" draw:id="id6" draw:layer="layout" svg:width="13.656cm" svg:height="1.076cm" svg:x="2.016cm" svg:y="9.128cm">
              <text:p text:style-name="P1">100101110110000100011010</text:p>
              <draw:enhanced-geometry svg:viewBox="0 0 21600 21600" draw:extrusion="false" draw:type="rectangle" draw:enhanced-path="M 0 0 L 21600 0 21600 21600 0 21600 0 0 Z N"/>
            </draw:custom-shape>
            <draw:custom-shape draw:style-name="gr1" draw:text-style-name="P1" xml:id="id5" draw:id="id5" draw:layer="layout" svg:width="5.267cm" svg:height="1.076cm" svg:x="15.672cm" svg:y="9.128cm">
              <text:p text:style-name="P1">011100110</text:p>
              <draw:enhanced-geometry svg:viewBox="0 0 21600 21600" draw:extrusion="false" draw:type="rectangle" draw:enhanced-path="M 0 0 L 21600 0 21600 21600 0 21600 0 0 Z N"/>
            </draw:custom-shape>
          </draw:g>
          <draw:custom-shape draw:style-name="gr2" draw:text-style-name="P1" xml:id="id1" draw:id="id1" draw:layer="layout" svg:width="4.179cm" svg:height="3.232cm" svg:x="9.902cm" svg:y="3.511cm">
            <text:p text:style-name="P1">Divisione</text:p>
            <text:p text:style-name="P1">polinomial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xml:id="id4" draw:id="id4" draw:layer="layout" svg:width="5.207cm" svg:height="1.397cm" svg:x="9.382cm" svg:y="1cm">
            <text:p text:style-name="P2">Divisore:</text:p>
            <text:p text:style-name="P2">10001010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xml:id="id3" draw:id="id3" draw:layer="layout" svg:width="5.207cm" svg:height="1.397cm" svg:x="2.778cm" svg:y="4.429cm">
            <text:p>Messaggio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xml:id="id2" draw:id="id2" draw:layer="layout" svg:width="8.128cm" svg:height="2.032cm" svg:x="15.097cm" svg:y="4.111cm">
            <text:p text:style-name="P2">Resto della divisione</text:p>
            <text:p text:style-name="P1">(CRC)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3" draw:text-style-name="P1" draw:layer="layout" draw:type="lines" svg:x1="14.081cm" svg:y1="5.127cm" svg:x2="15.909cm" svg:y2="5.127cm" draw:start-shape="id1" draw:start-glue-point="7" draw:end-shape="id2" draw:end-glue-point="6" svg:d="m14081 5127h501 14 1313" svg:viewBox="0 0 1829 1">
            <text:p/>
          </draw:connector>
          <draw:connector draw:style-name="gr3" draw:text-style-name="P1" draw:layer="layout" draw:type="lines" svg:x1="7.455cm" svg:y1="5.128cm" svg:x2="9.902cm" svg:y2="5.127cm" draw:start-shape="id3" draw:start-glue-point="9" draw:end-shape="id1" draw:end-glue-point="5" svg:d="m7455 5128h1031l914-1h502" svg:viewBox="0 0 2448 2">
            <text:p/>
          </draw:connector>
          <draw:connector draw:style-name="gr3" draw:text-style-name="P1" draw:layer="layout" draw:type="lines" svg:x1="11.986cm" svg:y1="2.397cm" svg:x2="11.992cm" svg:y2="3.511cm" draw:start-shape="id4" draw:start-glue-point="8" draw:end-shape="id1" draw:end-glue-point="4" svg:d="m11986 2397v501l6 112v501" svg:viewBox="0 0 7 1115">
            <text:p/>
          </draw:connector>
          <draw:connector draw:style-name="gr3" draw:text-style-name="P1" draw:layer="layout" draw:type="lines" svg:x1="18.333cm" svg:y1="6.143cm" svg:x2="18.305cm" svg:y2="9.128cm" draw:start-shape="id2" draw:start-glue-point="7" draw:end-shape="id5" draw:end-glue-point="0" svg:d="m18333 6143v502l-28 1982v501" svg:viewBox="0 0 29 2986">
            <text:p/>
          </draw:connector>
          <draw:connector draw:style-name="gr3" draw:text-style-name="P1" draw:layer="layout" draw:type="lines" svg:x1="5.382cm" svg:y1="5.826cm" svg:x2="8.844cm" svg:y2="9.128cm" draw:start-shape="id3" draw:start-glue-point="8" draw:end-shape="id6" svg:d="m5382 5826v501l3462 2300v501" svg:viewBox="0 0 3463 3303">
            <text:p/>
          </draw:connector>
        </draw:g>
        <draw:custom-shape draw:style-name="gr4" draw:text-style-name="P1" draw:layer="layout" svg:width="1.016cm" svg:height="18.923cm" draw:transform="rotate (1.5707963267949) translate (2.016cm 13.192cm)">
          <text:p/>
          <draw:enhanced-geometry svg:viewBox="0 0 21600 21600" draw:glue-points="21600 0 0 10800 21600 21600" draw:text-areas="13800 ?f9 21600 ?f10" draw:type="left-brace" draw:modifiers="2185.96399139153 3843.570807993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1" draw:text-style-name="P1" draw:layer="layout" svg:width="13.656cm" svg:height="1.076cm" svg:x="2.016cm" svg:y="11.16cm">
            <text:p text:style-name="P1">100101110110000100011010</text:p>
            <draw:enhanced-geometry svg:viewBox="0 0 21600 21600" draw:extrusion="false" draw:type="rectangle" draw:enhanced-path="M 0 0 L 21600 0 21600 21600 0 21600 0 0 Z N"/>
          </draw:custom-shape>
          <draw:custom-shape draw:style-name="gr1" draw:text-style-name="P1" draw:layer="layout" svg:width="5.267cm" svg:height="1.076cm" svg:x="15.672cm" svg:y="11.16cm">
            <text:p text:style-name="P1">011100110</text:p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1" xml:id="id7" draw:id="id7" draw:layer="layout" svg:width="4.179cm" svg:height="3.232cm" svg:x="6.6cm" svg:y="13.887cm">
            <text:p text:style-name="P1">Divisione</text:p>
            <text:p text:style-name="P1">polinomial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xml:id="id9" draw:id="id9" draw:layer="layout" svg:width="5.207cm" svg:height="1.397cm" svg:x="6.08cm" svg:y="18.205cm">
            <text:p text:style-name="P2">Divisore:</text:p>
            <text:p text:style-name="P2">100010101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xml:id="id8" draw:id="id8" draw:layer="layout" svg:width="8.128cm" svg:height="2.032cm" svg:x="12.176cm" svg:y="14.395cm">
            <text:p text:style-name="P2">Resto della divisione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3" draw:text-style-name="P1" draw:layer="layout" draw:type="lines" svg:x1="10.779cm" svg:y1="15.503cm" svg:x2="12.988cm" svg:y2="15.411cm" draw:start-shape="id7" draw:start-glue-point="7" draw:end-shape="id8" draw:end-glue-point="6" svg:d="m10779 15503h501l395-92h1313" svg:viewBox="0 0 2210 93">
            <text:p/>
          </draw:connector>
          <draw:connector draw:style-name="gr3" draw:text-style-name="P1" draw:layer="layout" draw:type="lines" svg:x1="8.684cm" svg:y1="18.205cm" svg:x2="8.69cm" svg:y2="17.119cm" draw:start-shape="id9" draw:start-glue-point="5" draw:end-shape="id7" draw:end-glue-point="6" svg:d="m8684 18205v-502l6-82v-502" svg:viewBox="0 0 7 1087">
            <text:p/>
          </draw:connector>
          <draw:connector draw:style-name="gr3" draw:text-style-name="P1" draw:layer="layout" svg:x1="5.255cm" svg:y1="13.587cm" svg:x2="6.6cm" svg:y2="15.503cm" draw:end-shape="id7" draw:end-glue-point="5" svg:d="m5255 13587h422v1916h923" svg:viewBox="0 0 1346 1917">
            <text:p/>
          </draw:connector>
        </draw:g>
        <draw:custom-shape draw:style-name="gr5" draw:text-style-name="P1" draw:layer="layout" svg:width="2.413cm" svg:height="3.556cm" draw:transform="rotate (-1.56800379999171) translate (24.234cm 9.255cm)">
          <text:p/>
          <draw:enhanced-geometry svg:viewBox="0 0 21600 21600" draw:text-areas="0 0 21600 21600" draw:type="circular-arrow" draw:modifiers="168.55596074788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layer="layout" svg:width="9.144cm" svg:height="2.384cm" svg:x="11.795cm" svg:y="17.002cm">
          <draw:text-box>
            <text:p>Il resto della divisione è zero se il messaggio non contiene errori</text:p>
          </draw:text-box>
        </draw:frame>
        <draw:line draw:style-name="gr7" draw:text-style-name="P1" draw:layer="layout" svg:x1="1.254cm" svg:y1="10.525cm" svg:x2="27.797cm" svg:y2="10.525cm">
          <text:p/>
        </draw:line>
        <draw:custom-shape draw:style-name="gr8" draw:text-style-name="P1" draw:layer="layout" svg:width="4.318cm" svg:height="1.905cm" svg:x="22.717cm" svg:y="6.334cm">
          <text:p text:style-name="P1">Mitt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318cm" svg:height="1.905cm" svg:x="22.754cm" svg:y="13.378cm">
          <text:p text:style-name="P1">Destinatar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1T18:08:46</meta:creation-date>
    <dc:date>2013-01-11T19:01:24</dc:date>
    <meta:editing-duration>PT4M9S</meta:editing-duration>
    <meta:editing-cycles>1</meta:editing-cycles>
    <meta:document-statistic meta:object-count="28"/>
    <meta:generator>LibreOffice/3.6$Linux_X86_64 LibreOffice_project/360m1$Build-3</meta:generator>
  </office:meta>
</office:document-meta>
</file>